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cm" table:align="left"/>
    </style:style>
    <style:style style:name="表格1.A" style:family="table-column">
      <style:table-column-properties style:column-width="6.819cm"/>
    </style:style>
    <style:style style:name="表格1.B" style:family="table-column">
      <style:table-column-properties style:column-width="10.181cm"/>
    </style:style>
    <style:style style:name="表格1.A1" style:family="table-cell">
      <style:table-cell-properties fo:padding-left="0.191cm" fo:padding-right="0.191cm" fo:padding-top="0.049cm" fo:padding-bottom="0.049cm" fo:border="0.5pt solid #000000"/>
    </style:style>
    <style:style style:name="表格1.B1" style:family="table-cell">
      <style:table-cell-properties fo:padding-left="0cm" fo:padding-right="0.191cm" fo:padding-top="0.049cm" fo:padding-bottom="0.049cm" fo:border-left="none" fo:border-right="0.5pt solid #000000" fo:border-top="0.5pt solid #000000" fo:border-bottom="0.5pt solid #000000"/>
    </style:style>
    <style:style style:name="表格1.A2" style:family="table-cell">
      <style:table-cell-properties fo:padding-left="0.191cm" fo:padding-right="0.191cm" fo:padding-top="0cm" fo:padding-bottom="0.049cm" fo:border-left="0.5pt solid #000000" fo:border-right="0.5pt solid #000000" fo:border-top="none" fo:border-bottom="0.5pt solid #000000"/>
    </style:style>
    <style:style style:name="表格1.B2" style:family="table-cell">
      <style:table-cell-properties fo:padding-left="0cm" fo:padding-right="0.191cm" fo:padding-top="0cm" fo:padding-bottom="0.049cm" fo:border-left="none" fo:border-right="0.5pt solid #000000" fo:border-top="none" fo:border-bottom="0.5pt solid #000000"/>
    </style:style>
    <style:style style:name="P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Heading_20_3">
      <style:text-properties style:font-name-asian="宋体" style:font-size-asian="16pt" style:font-weight-asian="bold"/>
    </style:style>
    <style:style style:name="P3" style:family="paragraph" style:parent-style-name="Heading_20_3">
      <style:paragraph-properties fo:margin-top="0cm" fo:margin-bottom="0cm" style:contextual-spacing="false"/>
      <style:text-properties style:font-name-asian="宋体" style:font-size-asian="16pt" style:font-weight-asian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8pt" officeooo:rsid="00098abd" style:font-name-asian="Times New Roman" style:font-size-asian="18pt" style:font-weight-asian="bold" style:font-size-complex="18pt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8pt" officeooo:rsid="00098abd" style:font-name-asian="Times New Roman" style:font-size-asian="18pt" style:font-weight-asian="bold" style:font-size-complex="18pt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cm" fo:margin-bottom="0cm" style:contextual-spacing="false"/>
      <style:text-properties style:font-name-asian="宋体" style:font-size-asian="16pt" style:font-weight-asian="bold"/>
    </style:style>
    <style:style style:name="P8" style:family="paragraph" style:parent-style-name="Text_20_body">
      <style:paragraph-properties fo:margin-top="0cm" fo:margin-bottom="0cm" style:contextual-spacing="false"/>
      <style:text-properties style:font-name="宋体" fo:font-size="10.5pt" style:font-name-asian="宋体" style:font-size-asian="16pt" style:font-weight-asian="bold"/>
    </style:style>
    <style:style style:name="P9" style:family="paragraph" style:parent-style-name="Text_20_body">
      <style:paragraph-properties fo:margin-top="0cm" fo:margin-bottom="0cm" style:contextual-spacing="false"/>
      <style:text-properties fo:color="#000000" style:font-name="Times New Roman1" fo:font-size="10.5pt"/>
    </style:style>
    <style:style style:name="P10" style:family="paragraph" style:parent-style-name="Table_20_Contents">
      <style:paragraph-properties fo:margin-top="0cm" fo:margin-bottom="0cm" style:contextual-spacing="false"/>
    </style:style>
    <style:style style:name="P11" style:family="paragraph" style:parent-style-name="Table_20_Contents">
      <style:paragraph-properties fo:margin-top="0cm" fo:margin-bottom="0cm" style:contextual-spacing="false"/>
      <style:text-properties style:font-name="Times New Roman1" fo:font-size="9pt"/>
    </style:style>
    <style:style style:name="P12" style:family="paragraph" style:parent-style-name="Table_20_Contents">
      <style:paragraph-properties fo:margin-top="0cm" fo:margin-bottom="0cm" style:contextual-spacing="false"/>
      <style:text-properties style:font-name-asian="Times New Roman1" style:font-size-asian="9pt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</style:style>
    <style:style style:name="P14" style:family="paragraph" style:parent-style-name="Table_20_Contents">
      <style:paragraph-properties fo:margin-top="0cm" fo:margin-bottom="0cm" style:contextual-spacing="false"/>
      <style:text-properties style:font-name="宋体" fo:font-size="9pt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-asian="宋体" style:font-size-asian="9pt"/>
    </style:style>
    <style:style style:name="T1" style:family="text">
      <style:text-properties style:font-name-asian="宋体" style:font-size-asian="10.5pt"/>
    </style:style>
    <style:style style:name="T2" style:family="text">
      <style:text-properties style:font-name-asian="宋体" style:font-size-asian="9pt"/>
    </style:style>
    <style:style style:name="T3" style:family="text">
      <style:text-properties style:font-name="宋体" fo:font-size="10.5pt"/>
    </style:style>
    <style:style style:name="T4" style:family="text">
      <style:text-properties style:font-name="宋体" fo:font-size="9pt"/>
    </style:style>
    <style:style style:name="T5" style:family="text">
      <style:text-properties style:font-name="Times New Roman1" fo:font-size="9pt"/>
    </style:style>
    <style:style style:name="T6" style:family="text">
      <style:text-properties style:font-name-asian="Times New Roman1" style:font-size-asian="9pt"/>
    </style:style>
    <style:style style:name="T7" style:family="text">
      <style:text-properties fo:color="#000000"/>
    </style:style>
    <style:style style:name="T8" style:family="text">
      <style:text-properties fo:color="#000000" style:font-name="Times New Roman1" fo:font-size="10.5pt"/>
    </style:style>
    <style:style style:name="T9" style:family="text">
      <style:text-properties fo:color="#408080" style:font-name="Times New Roman1" fo:font-size="10.5pt"/>
    </style:style>
    <style:style style:name="T10" style:family="text">
      <style:text-properties fo:color="#408080" style:font-name-asian="Times New Roman1" style:font-size-asian="10.5pt"/>
    </style:style>
    <style:style style:name="T11" style:family="text">
      <style:text-properties fo:color="#2a00ff" style:font-name="Times New Roman1" fo:font-size="10.5pt"/>
    </style:style>
    <style:style style:name="T12" style:family="text">
      <style:text-properties fo:color="#7f0055" style:font-name="Times New Roman1" fo:font-size="10.5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__DdeLink__226_534914148"/>EasyNet-Framework网络应用程序开发框架<text:bookmark-end text:name="__DdeLink__226_534914148"/></text:p>
      <text:p text:style-name="P5"/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1"><text:a xlink:type="simple" xlink:href="#__RefHeading__107_534914148" text:style-name="Index_20_Link" text:visited-style-name="Index_20_Link">一、简介<text:tab/>1</text:a></text:p>
          <text:p text:style-name="P1"><text:a xlink:type="simple" xlink:href="#__RefHeading__109_534914148" text:style-name="Index_20_Link" text:visited-style-name="Index_20_Link">二、安装<text:tab/>1</text:a></text:p>
          <text:p text:style-name="P1"><text:a xlink:type="simple" xlink:href="#__RefHeading__111_534914148" text:style-name="Index_20_Link" text:visited-style-name="Index_20_Link">三、框架的使用<text:tab/>1</text:a></text:p>
          <text:p text:style-name="P1"><text:a xlink:type="simple" xlink:href="#__RefHeading__222_534914148" text:style-name="Index_20_Link" text:visited-style-name="Index_20_Link">四、模块介绍<text:tab/>1</text:a></text:p>
          <text:p text:style-name="P1"><text:a xlink:type="simple" xlink:href="#__RefHeading__115_534914148" text:style-name="Index_20_Link" text:visited-style-name="Index_20_Link">五、例子<text:tab/>1</text:a></text:p>
        </text:index-body>
      </text:table-of-content>
      <text:p text:style-name="P5"/>
      <text:h text:style-name="P2" text:outline-level="3"><text:bookmark-start text:name="__RefHeading__107_534914148"/>一、简介<text:bookmark-end text:name="__RefHeading__107_534914148"/></text:h>
      <text:h text:style-name="P3" text:outline-level="3"><text:bookmark-start text:name="__RefHeading__109_534914148"/>二、安装<text:bookmark-end text:name="__RefHeading__109_534914148"/></text:h>
      <text:h text:style-name="P3" text:outline-level="3"><text:bookmark-start text:name="__RefHeading__111_534914148"/>三、框架的使用<text:bookmark-end text:name="__RefHeading__111_534914148"/></text:h>
      <text:h text:style-name="P3" text:outline-level="3"><text:bookmark-start text:name="__RefHeading__222_534914148"/>四、模块介绍<text:bookmark-end text:name="__RefHeading__222_534914148"/></text:h>
      <text:h text:style-name="P3" text:outline-level="3"><text:bookmark-start text:name="__RefHeading__115_534914148"/>五、例子<text:bookmark-end text:name="__RefHeading__115_534914148"/></text:h>
      <text:p text:style-name="P7"/>
      <text:p text:style-name="P8">ByteBuffer</text:p>
      <text:p text:style-name="P6"><text:span text:style-name="T3">ByteBuffer</text:span><text:span text:style-name="T1">是对字符串缓冲区的一个封装，主要处理缓冲区内存的分配，同时调用者能够直接使用缓冲区，为使用者带来很大的方便。</text:span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1">ByteBuffer() </text:p>
          </table:table-cell>
          <table:table-cell table:style-name="表格1.B1" office:value-type="string">
            <text:p text:style-name="P10"><text:span text:style-name="T6">构造方法。默认初始化大小为</text:span><text:span text:style-name="T5">1024</text:span><text:span text:style-name="T6">字节，默认使用系统内存分配器。</text:span></text:p>
          </table:table-cell>
        </table:table-row>
        <table:table-row>
          <table:table-cell table:style-name="表格1.A2" office:value-type="string">
            <text:p text:style-name="P11">ByteBuffer(uint32_t capacity)</text:p>
          </table:table-cell>
          <table:table-cell table:style-name="表格1.B2" office:value-type="string">
            <text:p text:style-name="P10"><text:span text:style-name="T6">构造方法。初始化缓冲区大小为</text:span><text:span text:style-name="T5">capacity</text:span><text:span text:style-name="T6">字节，默认使用系统内存分配器。</text:span></text:p>
          </table:table-cell>
        </table:table-row>
        <table:table-row>
          <table:table-cell table:style-name="表格1.A2" office:value-type="string">
            <text:p text:style-name="P11">ByteBuffer(IMemory *memory)</text:p>
          </table:table-cell>
          <table:table-cell table:style-name="表格1.B2" office:value-type="string">
            <text:p text:style-name="P10"><text:span text:style-name="T6">构造方法。使用内存分配器</text:span><text:span text:style-name="T5">memory</text:span><text:span text:style-name="T6">，默认初始化缓冲区大小为</text:span><text:span text:style-name="T5">1024</text:span><text:span text:style-name="T6">字节。</text:span></text:p>
          </table:table-cell>
        </table:table-row>
        <table:table-row>
          <table:table-cell table:style-name="表格1.A2" office:value-type="string">
            <text:p text:style-name="P11">ByteBuffer(uint32_t capacity, IMemory *memory)</text:p>
          </table:table-cell>
          <table:table-cell table:style-name="表格1.B2" office:value-type="string">
            <text:p text:style-name="P10"><text:span text:style-name="T6">构造方法。初始化缓冲区大小</text:span><text:span text:style-name="T5">capacity</text:span><text:span text:style-name="T6">字节，使用</text:span><text:span text:style-name="T5">memory</text:span><text:span text:style-name="T6">内存分配器。</text:span></text:p>
          </table:table-cell>
        </table:table-row>
        <table:table-row>
          <table:table-cell table:style-name="表格1.A2" office:value-type="string">
            <text:p text:style-name="P10"><text:span text:style-name="T4">virtual </text:span><text:span text:style-name="T5">~ByteBuffer()</text:span></text:p>
          </table:table-cell>
          <table:table-cell table:style-name="表格1.B2" office:value-type="string">
            <text:p text:style-name="P12">虚构方法。</text:p>
          </table:table-cell>
        </table:table-row>
        <table:table-row>
          <table:table-cell table:style-name="表格1.A2" office:value-type="string">
            <text:p text:style-name="P11">char * Buffer</text:p>
          </table:table-cell>
          <table:table-cell table:style-name="表格1.B2" office:value-type="string">
            <text:p text:style-name="P10"><text:span text:style-name="T2">公有</text:span><text:span text:style-name="T6">成员变量。可用的缓冲区，调用者可以直接使用，可以直接修改其中的内容，但不能对</text:span><text:span text:style-name="T5">Buffer</text:span><text:span text:style-name="T6">本身做修改；</text:span></text:p>
          </table:table-cell>
        </table:table-row>
        <table:table-row>
          <table:table-cell table:style-name="表格1.A2" office:value-type="string">
            <text:p text:style-name="P11">uint32_t Size</text:p>
          </table:table-cell>
          <table:table-cell table:style-name="表格1.B2" office:value-type="string">
            <text:p text:style-name="P10"><text:span text:style-name="T2">公有</text:span><text:span text:style-name="T6">成员变量。</text:span><text:span text:style-name="T5">Buffer</text:span><text:span text:style-name="T6">中数据的大小，调用者可以直接使用并修改；</text:span></text:p>
          </table:table-cell>
        </table:table-row>
        <table:table-row>
          <table:table-cell table:style-name="表格1.A2" office:value-type="string">
            <text:p text:style-name="P11">uint32_t Capacity</text:p>
          </table:table-cell>
          <table:table-cell table:style-name="表格1.B2" office:value-type="string">
            <text:p text:style-name="P10"><text:span text:style-name="T2">公有成员变量。</text:span><text:span text:style-name="T5">Buffer</text:span><text:span text:style-name="T6">的大小，调用者可以直接使用，但不能修改；</text:span></text:p>
          </table:table-cell>
        </table:table-row>
        <table:table-row>
          <table:table-cell table:style-name="表格1.A2" office:value-type="string">
            <text:p text:style-name="P10"><text:span text:style-name="T5">bool En</text:span><text:span text:style-name="T4">l</text:span><text:span text:style-name="T5">arge(uint32 size=1204)</text:span></text:p>
          </table:table-cell>
          <table:table-cell table:style-name="表格1.B2" office:value-type="string">
            <text:p text:style-name="P10"><text:span text:style-name="T2">公有</text:span><text:span text:style-name="T6">成员方法</text:span><text:span text:style-name="T2">。</text:span><text:span text:style-name="T6">将缓冲区的大小扩大</text:span><text:span text:style-name="T5">size</text:span><text:span text:style-name="T6">个字节，成功返回</text:span><text:span text:style-name="T5">true</text:span><text:span text:style-name="T6">，失败返回</text:span><text:span text:style-name="T5">false</text:span><text:span text:style-name="T6">；</text:span></text:p>
          </table:table-cell>
        </table:table-row>
        <table:table-row>
          <table:table-cell table:style-name="表格1.A2" office:value-type="string">
            <text:p text:style-name="P11">void CheckSize(uint32 size)</text:p>
          </table:table-cell>
          <table:table-cell table:style-name="表格1.B2" office:value-type="string">
            <text:p text:style-name="P13"><text:span text:style-name="T2">公有</text:span><text:span text:style-name="T6">成员方法。保证缓冲区可用空间不小于</text:span><text:span text:style-name="T5">size</text:span><text:span text:style-name="T6">字节，不够调用</text:span><text:span text:style-name="T5">EnLarge</text:span><text:span text:style-name="T6">扩展，扩展失败会产生</text:span><text:span text:style-name="T5">assert</text:span><text:span text:style-name="T6">；</text:span></text:p>
          </table:table-cell>
        </table:table-row>
        <table:table-row>
          <table:table-cell table:style-name="表格1.A2" office:value-type="string">
            <text:p text:style-name="P14">ByteBuffer(const ByteBuffer &amp;buffer)</text:p>
          </table:table-cell>
          <table:table-cell table:style-name="表格1.B2" office:value-type="string">
            <text:p text:style-name="P15">私有拷贝构造方法。</text:p>
          </table:table-cell>
        </table:table-row>
        <table:table-row>
          <table:table-cell table:style-name="表格1.A2" office:value-type="string">
            <text:p text:style-name="P14">void Init(uint32_t capacity, IMemory *memory)</text:p>
          </table:table-cell>
          <table:table-cell table:style-name="表格1.B2" office:value-type="string">
            <text:p text:style-name="P15">私有成员方法。初始化成员变量。</text:p>
          </table:table-cell>
        </table:table-row>
        <table:table-row>
          <table:table-cell table:style-name="表格1.A2" office:value-type="string">
            <text:p text:style-name="P14">static SystemMemory m_SysMemory</text:p>
          </table:table-cell>
          <table:table-cell table:style-name="表格1.B2" office:value-type="string">
            <text:p text:style-name="P15">静态私有成员变量。</text:p>
          </table:table-cell>
        </table:table-row>
        <table:table-row>
          <table:table-cell table:style-name="表格1.A2" office:value-type="string">
            <text:p text:style-name="P14">IMemory *m_Memory</text:p>
          </table:table-cell>
          <table:table-cell table:style-name="表格1.B2" office:value-type="string">
            <text:p text:style-name="P15">私有成员变量。</text:p>
          </table:table-cell>
        </table:table-row>
      </table:table>
      <text:p text:style-name="P6"><text:span text:style-name="T1">一、类定义</text:span></text:p>
      <text:p text:style-name="P6"><text:span text:style-name="T1">二、例子</text:span></text:p>
      <text:p text:style-name="P6"><text:span text:style-name="T8">ByteBuffer bytebuffer(100);    </text:span><text:span text:style-name="T9">//</text:span><text:span text:style-name="T10">定义一个初始化大小为</text:span><text:span text:style-name="T9">100</text:span><text:span text:style-name="T10">字节的</text:span><text:span text:style-name="T9">bytebuffer</text:span></text:p>
      <text:p text:style-name="P6"><text:span text:style-name="T8">sprintf(bytebuffer.Buffer, </text:span><text:span text:style-name="T11">"Hello, World!\n"</text:span><text:span text:style-name="T8">);    </text:span><text:span text:style-name="T9">//</text:span><text:span text:style-name="T10">往缓冲区输入数据</text:span></text:p>
      <text:p text:style-name="P6"><text:span text:style-name="T8">bytebuffer.Size = strlen(bytebuffer.Buffer);      </text:span><text:span text:style-name="T9">//</text:span><text:span text:style-name="T10">设置缓冲区的数据大小</text:span></text:p>
      <text:p text:style-name="P6"><text:span text:style-name="T12">char</text:span><text:span text:style-name="T7"> </text:span><text:span text:style-name="T8">src[200];</text:span></text:p>
      <text:p text:style-name="P9"><text:soft-page-break/>......</text:p>
      <text:p text:style-name="P6"><text:span text:style-name="T8">bytebuffer.CheckSize(200);    </text:span><text:span text:style-name="T9">//</text:span><text:span text:style-name="T10">确保缓冲区的剩余空间不小于</text:span><text:span text:style-name="T9">200</text:span><text:span text:style-name="T10">字节</text:span></text:p>
      <text:p text:style-name="P6"><text:span text:style-name="T8">strncpy(bytebuffer.Buffer+bytebuffer.Size, src, 200);  </text:span><text:span text:style-name="T9">//</text:span><text:span text:style-name="T10">将</text:span><text:span text:style-name="T9">src</text:span><text:span text:style-name="T10">字符数组拷贝到</text:span><text:span text:style-name="T9">bytebuffer</text:span><text:span text:style-name="T10">中</text:span></text:p>
      <text:p text:style-name="P9">bytebuffer.Size += 200;</text:p>
      <text:p text:style-name="P6"><text:span text:style-name="T8">fwrite(bytebuffer.Buffer, 1, bytebuffer.Size, fp);  </text:span><text:span text:style-name="T9">//</text:span><text:span text:style-name="T10">将</text:span><text:span text:style-name="T9">bytebuffer</text:span><text:span text:style-name="T10">的数据写入到文件</text:span><text:span text:style-name="T9">fp</text:span><text:span text:style-name="T10">中</text:span>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宋体1" style:font-size-asian="14pt" style:font-weight-asian="bold" style:font-name-complex="Mangal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4T17:12:39.78</meta:creation-date>
    <dc:date>2013-07-04T17:17:56.28</dc:date>
    <meta:editing-duration>P0D</meta:editing-duration>
    <meta:editing-cycles>2</meta:editing-cycles>
    <meta:generator>LibreOffice/4.0.4.2$Windows_x86 LibreOffice_project/9e9821abd0ffdbc09cd8c52eaa574fa09eb08f2</meta:generator>
    <meta:document-statistic meta:table-count="1" meta:image-count="0" meta:object-count="0" meta:page-count="2" meta:paragraph-count="53" meta:word-count="605" meta:character-count="1370" meta:non-whitespace-character-count="1306"/>
  </office:meta>
</office:document-meta>
</file>